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31.44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8.14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favorability_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ind_freib_tu</text:p>
          </table:table-cell>
          <table:table-cell office:value-type="string" calcext:value-type="string">
            <text:p>abgelt_st_tu</text:p>
          </table:table-cell>
          <table:table-cell office:value-type="string" calcext:value-type="string">
            <text:p>_kindergeld_m_basis</text:p>
          </table:table-cell>
          <table:table-cell office:value-type="string" calcext:value-type="string">
            <text:p>_kindergeld_m_tu_basis</text:p>
          </table:table-cell>
          <table:table-cell office:value-type="string" calcext:value-type="string">
            <text:p>jahr</text:p>
          </table:table-cell>
          <table:table-cell/>
          <table:table-cell office:value-type="string" calcext:value-type="string">
            <text:p>eink_st_tu</text:p>
          </table:table-cell>
          <table:table-cell office:value-type="string" calcext:value-type="string">
            <text:p>kindergeld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geld_m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583.3333333 * 12" office:value-type="float" office:value="6999.9999996" calcext:value-type="float">
            <text:p>6999.99999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 12 *583.3333333" office:value-type="float" office:value="6999.9999996" calcext:value-type="float">
            <text:p>6999.99999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 12* 416.6666667" office:value-type="float" office:value="5000.0000004" calcext:value-type="float">
            <text:p>5000.0000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 12 *1666.6666667" office:value-type="float" office:value="20000.0000004" calcext:value-type="float">
            <text:p>20000.000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 12 *1666.6666667" office:value-type="float" office:value="20000.0000004" calcext:value-type="float">
            <text:p>20000.000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 12 *1612" office:value-type="float" office:value="19344" calcext:value-type="float">
            <text:p>193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 12 *1612" office:value-type="float" office:value="19344" calcext:value-type="float">
            <text:p>193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5:49:37.33768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15:50:53.444439044</dc:date>
    <meta:editing-duration>PT6M6S</meta:editing-duration>
    <meta:editing-cycles>10</meta:editing-cycles>
    <meta:generator>LibreOffice/6.0.7.3$Linux_X86_64 LibreOffice_project/00m0$Build-3</meta:generator>
    <meta:document-statistic meta:table-count="1" meta:cell-count="228" meta:object-count="0"/>
  </office:meta>
</office:document-meta>
</file>